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2032" calcext:value-type="float">
            <text:p>13.97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81176" calcext:value-type="float">
            <text:p>13.981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8504" calcext:value-type="float">
            <text:p>13.93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0696" calcext:value-type="float">
            <text:p>13.950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46" calcext:value-type="float">
            <text:p>13.94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2888" calcext:value-type="float">
            <text:p>13.96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5936" calcext:value-type="float">
            <text:p>13.965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1412" calcext:value-type="float">
            <text:p>13.91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0216" calcext:value-type="float">
            <text:p>13.920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35456" calcext:value-type="float">
            <text:p>13.93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1552" calcext:value-type="float">
            <text:p>13.941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47648" calcext:value-type="float">
            <text:p>13.947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3744" calcext:value-type="float">
            <text:p>13.953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68984" calcext:value-type="float">
            <text:p>13.968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8128" calcext:value-type="float">
            <text:p>13.978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8608" calcext:value-type="float">
            <text:p>14.008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7752" calcext:value-type="float">
            <text:p>14.017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9944" calcext:value-type="float">
            <text:p>14.02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604" calcext:value-type="float">
            <text:p>14.03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42136" calcext:value-type="float">
            <text:p>14.04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5128" calcext:value-type="float">
            <text:p>14.05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0424" calcext:value-type="float">
            <text:p>14.060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9568" calcext:value-type="float">
            <text:p>14.069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97" calcext:value-type="float">
            <text:p>14.097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0048" calcext:value-type="float">
            <text:p>14.10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3096" calcext:value-type="float">
            <text:p>14.103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8336" calcext:value-type="float">
            <text:p>14.118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30528" calcext:value-type="float">
            <text:p>14.130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1224" calcext:value-type="float">
            <text:p>14.11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06144" calcext:value-type="float">
            <text:p>14.106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7856" calcext:value-type="float">
            <text:p>14.08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3472" calcext:value-type="float">
            <text:p>14.063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6652" calcext:value-type="float">
            <text:p>14.06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39088" calcext:value-type="float">
            <text:p>14.039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02512" calcext:value-type="float">
            <text:p>14.002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11656" calcext:value-type="float">
            <text:p>14.011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93368" calcext:value-type="float">
            <text:p>13.993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7508" calcext:value-type="float">
            <text:p>13.97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6792" calcext:value-type="float">
            <text:p>13.956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936" calcext:value-type="float">
            <text:p>13.9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23264" calcext:value-type="float">
            <text:p>13.923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08024" calcext:value-type="float">
            <text:p>13.908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89736" calcext:value-type="float">
            <text:p>13.889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74496" calcext:value-type="float">
            <text:p>13.874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56208" calcext:value-type="float">
            <text:p>13.856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28776" calcext:value-type="float">
            <text:p>13.828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95248" calcext:value-type="float">
            <text:p>13.795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70864" calcext:value-type="float">
            <text:p>13.77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40384" calcext:value-type="float">
            <text:p>13.74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09904" calcext:value-type="float">
            <text:p>13.709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88568" calcext:value-type="float">
            <text:p>13.688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98" calcext:value-type="float">
            <text:p>13.63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2848" calcext:value-type="float">
            <text:p>13.642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48944" calcext:value-type="float">
            <text:p>13.648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8088" calcext:value-type="float">
            <text:p>13.658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64184" calcext:value-type="float">
            <text:p>13.664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028" calcext:value-type="float">
            <text:p>13.670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73328" calcext:value-type="float">
            <text:p>13.673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1992" calcext:value-type="float">
            <text:p>13.65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932" calcext:value-type="float">
            <text:p>13.609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21512" calcext:value-type="float">
            <text:p>13.621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4456" calcext:value-type="float">
            <text:p>13.55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6648" calcext:value-type="float">
            <text:p>13.56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00176" calcext:value-type="float">
            <text:p>13.60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7984" calcext:value-type="float">
            <text:p>13.587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4936" calcext:value-type="float">
            <text:p>13.584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51408" calcext:value-type="float">
            <text:p>13.551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2264" calcext:value-type="float">
            <text:p>13.542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6712" calcext:value-type="float">
            <text:p>13.316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7736" calcext:value-type="float">
            <text:p>13.127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5816" calcext:value-type="float">
            <text:p>13.005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4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7528" calcext:value-type="float">
            <text:p>12.987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3624" calcext:value-type="float">
            <text:p>12.993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6672" calcext:value-type="float">
            <text:p>12.996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8864" calcext:value-type="float">
            <text:p>13.008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9972" calcext:value-type="float">
            <text:p>12.99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02768" calcext:value-type="float">
            <text:p>13.002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496" calcext:value-type="float">
            <text:p>13.01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18008" calcext:value-type="float">
            <text:p>13.018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1056" calcext:value-type="float">
            <text:p>13.021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27152" calcext:value-type="float">
            <text:p>13.027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02" calcext:value-type="float">
            <text:p>13.03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36296" calcext:value-type="float">
            <text:p>13.036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2392" calcext:value-type="float">
            <text:p>13.042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544" calcext:value-type="float">
            <text:p>13.04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1536" calcext:value-type="float">
            <text:p>13.051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48488" calcext:value-type="float">
            <text:p>13.048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3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7632" calcext:value-type="float">
            <text:p>13.05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54584" calcext:value-type="float">
            <text:p>13.054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3728" calcext:value-type="float">
            <text:p>13.063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6776" calcext:value-type="float">
            <text:p>13.066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69824" calcext:value-type="float">
            <text:p>13.069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2872" calcext:value-type="float">
            <text:p>13.072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8968" calcext:value-type="float">
            <text:p>13.078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85064" calcext:value-type="float">
            <text:p>13.085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7256" calcext:value-type="float">
            <text:p>13.097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116" calcext:value-type="float">
            <text:p>13.09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94208" calcext:value-type="float">
            <text:p>13.094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64" calcext:value-type="float">
            <text:p>13.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8592" calcext:value-type="float">
            <text:p>13.11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9448" calcext:value-type="float">
            <text:p>13.109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0304" calcext:value-type="float">
            <text:p>13.10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5544" calcext:value-type="float">
            <text:p>13.115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03352" calcext:value-type="float">
            <text:p>13.103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12496" calcext:value-type="float">
            <text:p>13.112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164" calcext:value-type="float">
            <text:p>13.121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24688" calcext:value-type="float">
            <text:p>13.12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3832" calcext:value-type="float">
            <text:p>13.133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46024" calcext:value-type="float">
            <text:p>13.146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4-0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212" calcext:value-type="float">
            <text:p>13.152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58216" calcext:value-type="float">
            <text:p>13.158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1264" calcext:value-type="float">
            <text:p>13.16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6736" calcext:value-type="float">
            <text:p>13.16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6504" calcext:value-type="float">
            <text:p>13.17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0408" calcext:value-type="float">
            <text:p>13.170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3456" calcext:value-type="float">
            <text:p>13.173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79552" calcext:value-type="float">
            <text:p>13.17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26" calcext:value-type="float">
            <text:p>13.18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88696" calcext:value-type="float">
            <text:p>13.188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4792" calcext:value-type="float">
            <text:p>13.194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9784" calcext:value-type="float">
            <text:p>13.19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06984" calcext:value-type="float">
            <text:p>13.206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0032" calcext:value-type="float">
            <text:p>13.210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16128" calcext:value-type="float">
            <text:p>13.216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2224" calcext:value-type="float">
            <text:p>13.22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2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7464" calcext:value-type="float">
            <text:p>13.237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6608" calcext:value-type="float">
            <text:p>13.246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88" calcext:value-type="float">
            <text:p>13.25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1848" calcext:value-type="float">
            <text:p>13.261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7944" calcext:value-type="float">
            <text:p>13.26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5376" calcext:value-type="float">
            <text:p>13.295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3664" calcext:value-type="float">
            <text:p>13.31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7192" calcext:value-type="float">
            <text:p>13.34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3288" calcext:value-type="float">
            <text:p>13.353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9384" calcext:value-type="float">
            <text:p>13.359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1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4248" calcext:value-type="float">
            <text:p>13.414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2536" calcext:value-type="float">
            <text:p>13.432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9968" calcext:value-type="float">
            <text:p>13.459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5688" calcext:value-type="float">
            <text:p>13.505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7024" calcext:value-type="float">
            <text:p>13.527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9216" calcext:value-type="float">
            <text:p>13.53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6168" calcext:value-type="float">
            <text:p>13.53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0072" calcext:value-type="float">
            <text:p>13.530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10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9592" calcext:value-type="float">
            <text:p>13.499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3496" calcext:value-type="float">
            <text:p>13.493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264" calcext:value-type="float">
            <text:p>13.50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788" calcext:value-type="float">
            <text:p>13.51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0928" calcext:value-type="float">
            <text:p>13.520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216" calcext:value-type="float">
            <text:p>13.47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1304" calcext:value-type="float">
            <text:p>13.481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74" calcext:value-type="float">
            <text:p>13.48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0448" calcext:value-type="float">
            <text:p>13.490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96544" calcext:value-type="float">
            <text:p>13.496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9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1784" calcext:value-type="float">
            <text:p>13.511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14832" calcext:value-type="float">
            <text:p>13.51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23976" calcext:value-type="float">
            <text:p>13.52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45312" calcext:value-type="float">
            <text:p>13.545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9696" calcext:value-type="float">
            <text:p>13.569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1032" calcext:value-type="float">
            <text:p>13.591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81888" calcext:value-type="float">
            <text:p>13.58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60552" calcext:value-type="float">
            <text:p>13.560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3312" calcext:value-type="float">
            <text:p>13.53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08736" calcext:value-type="float">
            <text:p>13.508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0616" calcext:value-type="float">
            <text:p>13.31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404" calcext:value-type="float">
            <text:p>13.274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64896" calcext:value-type="float">
            <text:p>13.264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70992" calcext:value-type="float">
            <text:p>13.270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8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7776" calcext:value-type="float">
            <text:p>13.447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4728" calcext:value-type="float">
            <text:p>13.444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7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0824" calcext:value-type="float">
            <text:p>13.450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53872" calcext:value-type="float">
            <text:p>13.45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3016" calcext:value-type="float">
            <text:p>13.463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5208" calcext:value-type="float">
            <text:p>13.475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78256" calcext:value-type="float">
            <text:p>13.47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84352" calcext:value-type="float">
            <text:p>13.484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69112" calcext:value-type="float">
            <text:p>13.469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9488" calcext:value-type="float">
            <text:p>13.429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9864" calcext:value-type="float">
            <text:p>13.389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41096" calcext:value-type="float">
            <text:p>13.34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1472" calcext:value-type="float">
            <text:p>13.30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8424" calcext:value-type="float">
            <text:p>13.298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928" calcext:value-type="float">
            <text:p>13.28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3184" calcext:value-type="float">
            <text:p>13.28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6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3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28904" calcext:value-type="float">
            <text:p>13.328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6336" calcext:value-type="float">
            <text:p>13.35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8152" calcext:value-type="float">
            <text:p>13.408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8632" calcext:value-type="float">
            <text:p>13.438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35584" calcext:value-type="float">
            <text:p>13.43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7296" calcext:value-type="float">
            <text:p>13.41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3392" calcext:value-type="float">
            <text:p>13.42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9008" calcext:value-type="float">
            <text:p>13.399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8528" calcext:value-type="float">
            <text:p>13.36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2912" calcext:value-type="float">
            <text:p>13.39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7568" calcext:value-type="float">
            <text:p>13.30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40512" calcext:value-type="float">
            <text:p>13.2405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1368" calcext:value-type="float">
            <text:p>13.231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832" calcext:value-type="float">
            <text:p>13.22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25272" calcext:value-type="float">
            <text:p>13.225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34416" calcext:value-type="float">
            <text:p>13.23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55752" calcext:value-type="float">
            <text:p>13.255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80136" calcext:value-type="float">
            <text:p>13.28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0452" calcext:value-type="float">
            <text:p>13.30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1976" calcext:value-type="float">
            <text:p>13.3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8048" calcext:value-type="float">
            <text:p>13.338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5024" calcext:value-type="float">
            <text:p>13.35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5-0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2432" calcext:value-type="float">
            <text:p>13.362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6548" calcext:value-type="float">
            <text:p>13.36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1576" calcext:value-type="float">
            <text:p>13.371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4624" calcext:value-type="float">
            <text:p>13.374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072" calcext:value-type="float">
            <text:p>13.38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77672" calcext:value-type="float">
            <text:p>13.37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3768" calcext:value-type="float">
            <text:p>13.383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86816" calcext:value-type="float">
            <text:p>13.38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9596" calcext:value-type="float">
            <text:p>13.39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83854109242901</text:p>
          </table:table-cell>
          <table:table-cell office:value-type="string" calcext:value-type="string">
            <text:p>2023-04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05104" calcext:value-type="float">
            <text:p>13.40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0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71" meta:object-count="0"/>
    <meta:user-defined meta:name="AppVersion">3.0</meta:user-defined>
  </office:meta>
</office:document-meta>
</file>